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42cm" fo:min-width="5.475cm"/>
    </style:style>
    <style:style style:name="gr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418cm" fo:min-width="1.85cm"/>
    </style:style>
    <style:style style:name="gr5" style:family="graphic" style:parent-style-name="standard">
      <style:graphic-properties draw:stroke="none" svg:stroke-color="#000000" draw:fill="none" draw:fill-color="#ffffff" fo:min-height="2.5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objectwithoutfill">
      <style:graphic-properties svg:stroke-color="#000000" draw:marker-start="Arrow" draw:marker-start-width="0.3cm" draw:marker-end="" draw:marker-end-width="0.3cm" draw:fill="solid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739cm" fo:min-width="0.489cm"/>
    </style:style>
    <style:style style:name="gr9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svg:stroke-color="#000000" draw:marker-end="Arrow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svg:stroke-color="#000000" draw:fill="none" draw:fill-color="#800080" fo:min-height="0cm" fo:min-width="0cm"/>
      <style:paragraph-properties style:writing-mode="lr-tb"/>
    </style:style>
    <style:style style:name="gr14" style:family="graphic" style:parent-style-name="standard">
      <style:graphic-properties svg:stroke-color="#000000" draw:fill-color="#000000" fo:min-height="0cm" fo:min-width="0cm"/>
    </style:style>
    <style:style style:name="gr15" style:family="graphic" style:parent-style-name="standard">
      <style:graphic-properties svg:stroke-color="#000000" draw:fill="none" draw:opacity="100%" draw:opacity-name="Transparency_20_6" draw:textarea-horizontal-align="justify" draw:textarea-vertical-align="middle" draw:auto-grow-height="false" fo:min-height="0.739cm" fo:min-width="0.7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loext:graphic-properties draw:fill="none" draw:fill-color="#800080"/>
      <style:paragraph-properties fo:margin-left="0cm" fo:margin-right="0cm" fo:text-align="center" fo:text-indent="0cm" style:writing-mode="lr-tb"/>
    </style:style>
    <style:style style:name="P8" style:family="paragraph">
      <loext:graphic-properties draw:fill-color="#000000"/>
    </style:style>
    <style:style style:name="P9" style:family="paragraph">
      <loext:graphic-properties draw:fill="none" draw:opacity="100%" draw:opacity-name="Transparency_20_6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6.223cm" svg:height="2.54cm" svg:x="0.492cm" svg:y="6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842cm" svg:height="1.905cm" svg:x="0.746cm" svg:y="7.35cm">
          <draw:text-box>
            <text:p>Enter the customer <text:s/>name</text:p>
          </draw:text-box>
        </draw:frame>
        <draw:custom-shape draw:style-name="gr1" draw:text-style-name="P1" xml:id="id1" draw:id="id1" draw:layer="layout" svg:width="6.223cm" svg:height="2.54cm" svg:x="1.127cm" svg:y="20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842cm" svg:height="1.905cm" svg:x="1.254cm" svg:y="21.32cm">
          <draw:text-box>
            <text:p>Enter the customer phone</text:p>
          </draw:text-box>
        </draw:frame>
        <draw:custom-shape draw:style-name="gr1" draw:text-style-name="P1" xml:id="id3" draw:id="id3" draw:layer="layout" svg:width="6.223cm" svg:height="2.54cm" svg:x="1.635cm" svg:y="38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842cm" svg:height="1.905cm" svg:x="1.762cm" svg:y="38.592cm">
          <draw:text-box>
            <text:p>Enter the customer id</text:p>
          </draw:text-box>
        </draw:frame>
        <draw:custom-shape draw:style-name="gr1" draw:text-style-name="P1" draw:layer="layout" svg:width="6.223cm" svg:height="2.54cm" svg:x="1.127cm" svg:y="33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xml:id="id5" draw:id="id5" draw:layer="layout" svg:width="5.842cm" svg:height="2.384cm" svg:x="1.508cm" svg:y="33.48cm">
          <draw:text-box>
            <text:p>Enter the customer enter the address</text:p>
          </draw:text-box>
        </draw:frame>
        <draw:custom-shape draw:style-name="gr4" draw:text-style-name="P1" xml:id="id8" draw:id="id8" draw:layer="layout" svg:width="4.699cm" svg:height="5.334cm" svg:x="1.254cm" svg:y="13.5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3.683cm" svg:height="2.794cm" svg:x="1.762cm" svg:y="15.224cm">
          <draw:text-box>
            <text:p>Is the name use?</text:p>
          </draw:text-box>
        </draw:frame>
        <draw:custom-shape draw:style-name="gr4" draw:text-style-name="P1" xml:id="id10" draw:id="id10" draw:layer="layout" svg:width="4.699cm" svg:height="5.334cm" svg:x="19.288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3.683cm" svg:height="2.794cm" svg:x="19.796cm" svg:y="15.351cm">
          <draw:text-box>
            <text:p>Sign in ??</text:p>
          </draw:text-box>
        </draw:frame>
        <draw:custom-shape draw:style-name="gr1" draw:text-style-name="P1" xml:id="id11" draw:id="id11" draw:layer="layout" svg:width="6.223cm" svg:height="2.54cm" svg:x="18.526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9" draw:id="id9" draw:layer="layout" svg:width="5.842cm" svg:height="1.905cm" svg:x="18.653cm" svg:y="9.763cm">
          <draw:text-box>
            <text:p>Message using another name</text:p>
          </draw:text-box>
        </draw:frame>
        <draw:frame draw:style-name="gr6" draw:text-style-name="P2" draw:layer="layout" svg:width="1.905cm" svg:height="1.673cm" svg:x="8.239cm" svg:y="15.71cm">
          <draw:text-box>
            <text:p>Yes</text:p>
            <text:p/>
          </draw:text-box>
        </draw:frame>
        <draw:frame draw:style-name="gr6" draw:text-style-name="P2" draw:layer="layout" svg:width="2.286cm" svg:height="1.673cm" svg:x="20.685cm" svg:y="12.154cm">
          <draw:text-box>
            <text:p>no</text:p>
            <text:p/>
          </draw:text-box>
        </draw:frame>
        <draw:custom-shape draw:style-name="gr4" draw:text-style-name="P1" xml:id="id6" draw:id="id6" draw:layer="layout" svg:width="4.699cm" svg:height="5.334cm" svg:x="1.635cm" svg:y="2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3.683cm" svg:height="2.794cm" svg:x="2.397cm" svg:y="27.67cm">
          <draw:text-box>
            <text:p>Is the phone true?</text:p>
          </draw:text-box>
        </draw:frame>
        <draw:frame draw:style-name="gr6" draw:text-style-name="P2" draw:layer="layout" svg:width="2.286cm" svg:height="1.673cm" svg:x="2.905cm" svg:y="18.907cm">
          <draw:text-box>
            <text:p>no</text:p>
            <text:p/>
          </draw:text-box>
        </draw:frame>
        <draw:custom-shape draw:style-name="gr1" draw:text-style-name="P1" xml:id="id2" draw:id="id2" draw:layer="layout" svg:width="6.223cm" svg:height="2.54cm" svg:x="20.177cm" svg:y="27.7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842cm" svg:height="1.905cm" svg:x="20.535cm" svg:y="28.128cm">
          <draw:text-box>
            <text:p>Message the phone is wrong</text:p>
          </draw:text-box>
        </draw:frame>
        <draw:connector draw:style-name="gr7" draw:text-style-name="P3" draw:layer="layout" svg:x1="7.35cm" svg:y1="22.209cm" svg:x2="23.288cm" svg:y2="27.797cm" draw:start-shape="id1" draw:start-glue-point="1" draw:end-shape="id2" draw:end-glue-point="0" svg:d="M7350 22209h15938v5588" svg:viewBox="0 0 15939 5589">
          <text:p/>
        </draw:connector>
        <draw:custom-shape draw:style-name="gr4" draw:text-style-name="P1" xml:id="id4" draw:id="id4" draw:layer="layout" svg:width="4.699cm" svg:height="5.334cm" svg:x="2.016cm" svg:y="42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3.683cm" svg:height="2.794cm" svg:x="2.778cm" svg:y="43.672cm">
          <draw:text-box>
            <text:p>Is id unique</text:p>
          </draw:text-box>
        </draw:frame>
        <draw:custom-shape draw:style-name="gr8" draw:text-style-name="P4" xml:id="id13" draw:id="id13" draw:layer="layout" svg:width="1.397cm" svg:height="1.397cm" svg:x="2.90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4.445cm" svg:height="1.83cm" svg:x="8.747cm" svg:y="27.924cm">
          <draw:text-box>
            <text:p><text:span text:style-name="T1">no</text:span></text:p>
            <text:p/>
          </draw:text-box>
        </draw:frame>
        <draw:frame draw:style-name="gr10" draw:text-style-name="P2" draw:layer="layout" svg:width="5.461cm" svg:height="1.016cm" svg:x="3.159cm" svg:y="31.607cm">
          <draw:text-box>
            <text:p>yes</text:p>
          </draw:text-box>
        </draw:frame>
        <draw:connector draw:style-name="gr11" draw:text-style-name="P5" draw:layer="layout" svg:x1="4.746cm" svg:y1="40.751cm" svg:x2="4.366cm" svg:y2="42.402cm" draw:start-shape="id3" draw:start-glue-point="2" draw:end-shape="id4" draw:end-glue-point="4" svg:d="M4746 40751v826h-380v825" svg:viewBox="0 0 381 1652">
          <text:p/>
        </draw:connector>
        <draw:connector draw:style-name="gr11" draw:text-style-name="P5" draw:layer="layout" svg:x1="4.429cm" svg:y1="35.864cm" svg:x2="4.746cm" svg:y2="38.211cm" draw:start-shape="id5" draw:start-glue-point="2" draw:end-shape="id3" draw:end-glue-point="0" svg:d="M4429 35864v1173h317v1174" svg:viewBox="0 0 318 2348">
          <text:p/>
        </draw:connector>
        <draw:connector draw:style-name="gr11" draw:text-style-name="P5" draw:layer="layout" svg:x1="3.985cm" svg:y1="31.734cm" svg:x2="4.429cm" svg:y2="33.48cm" draw:start-shape="id6" draw:start-glue-point="6" draw:end-shape="id5" draw:end-glue-point="0" svg:d="M3985 31734v874h444v872" svg:viewBox="0 0 445 1747">
          <text:p/>
        </draw:connector>
        <draw:connector draw:style-name="gr12" draw:text-style-name="P3" draw:layer="layout" svg:x1="6.334cm" svg:y1="29.067cm" svg:x2="20.177cm" svg:y2="29.067cm" draw:start-shape="id6" draw:start-glue-point="7" draw:end-shape="id2" draw:end-glue-point="3" svg:d="M6334 29067h13843" svg:viewBox="0 0 13844 1">
          <text:p/>
        </draw:connector>
        <draw:connector draw:style-name="gr12" draw:text-style-name="P3" draw:layer="layout" svg:x1="3.603cm" svg:y1="9.509cm" svg:x2="3.604cm" svg:y2="13.573cm" draw:start-shape="id7" draw:start-glue-point="2" draw:end-shape="id8" draw:end-glue-point="4" svg:d="M3603 9509v2033h1v2031" svg:viewBox="0 0 2 4065">
          <text:p/>
        </draw:connector>
        <draw:connector draw:style-name="gr12" draw:text-style-name="P3" draw:layer="layout" svg:x1="18.653cm" svg:y1="10.715cm" svg:x2="6.715cm" svg:y2="8.239cm" draw:start-shape="id9" draw:start-glue-point="3" draw:end-shape="id7" draw:end-glue-point="1" svg:d="M18653 10715h-5968v-2476h-5970" svg:viewBox="0 0 11939 2477">
          <text:p/>
        </draw:connector>
        <draw:connector draw:style-name="gr12" draw:text-style-name="P3" draw:layer="layout" svg:x1="21.638cm" svg:y1="13.7cm" svg:x2="21.637cm" svg:y2="11.922cm" draw:start-shape="id10" draw:start-glue-point="4" draw:end-shape="id11" draw:end-glue-point="2" svg:d="M21638 13700v-888h-1v-890" svg:viewBox="0 0 2 1779">
          <text:p/>
        </draw:connector>
        <draw:connector draw:style-name="gr12" draw:text-style-name="P3" draw:layer="layout" svg:x1="23.987cm" svg:y1="16.367cm" svg:x2="26.513cm" svg:y2="16.416cm" draw:start-shape="id10" draw:start-glue-point="7" draw:end-shape="id12" draw:end-glue-point="3" svg:d="M23987 16367h1263v49h1263" svg:viewBox="0 0 2527 50">
          <text:p/>
        </draw:connector>
        <draw:connector draw:style-name="gr12" draw:text-style-name="P3" draw:layer="layout" svg:x1="5.953cm" svg:y1="16.24cm" svg:x2="19.288cm" svg:y2="16.367cm" draw:start-shape="id8" draw:start-glue-point="7" draw:end-shape="id10" draw:end-glue-point="5" svg:d="M5953 16240h6667v127h6668" svg:viewBox="0 0 13336 128">
          <text:p/>
        </draw:connector>
        <draw:connector draw:style-name="gr12" draw:text-style-name="P3" draw:layer="layout" svg:x1="3.604cm" svg:y1="3.921cm" svg:x2="3.603cm" svg:y2="6.969cm" draw:start-shape="id13" draw:start-glue-point="8" draw:end-shape="id7" draw:end-glue-point="0" svg:d="M3604 3921v1524h-1v1524" svg:viewBox="0 0 2 3049">
          <text:p/>
        </draw:connector>
        <draw:connector draw:style-name="gr12" draw:text-style-name="P3" draw:layer="layout" svg:x1="4.238cm" svg:y1="23.479cm" svg:x2="3.985cm" svg:y2="26.4cm" draw:start-shape="id1" draw:start-glue-point="2" draw:end-shape="id6" draw:end-glue-point="4" svg:d="M4238 23479v1461h-253v1460" svg:viewBox="0 0 254 2922">
          <text:p/>
        </draw:connector>
        <draw:connector draw:style-name="gr12" draw:text-style-name="P3" draw:layer="layout" svg:x1="3.604cm" svg:y1="18.907cm" svg:x2="4.238cm" svg:y2="20.939cm" draw:start-shape="id8" draw:start-glue-point="6" draw:end-shape="id1" draw:end-glue-point="0" svg:d="M3604 18907v1017h634v1015" svg:viewBox="0 0 635 2033">
          <text:p/>
        </draw:connector>
        <draw:custom-shape draw:name="Condition_0" draw:style-name="gr13" draw:text-style-name="P7" xml:id="id12" draw:id="id12" draw:layer="layout" svg:width="6.548cm" svg:height="2.384cm" svg:x="26.513cm" svg:y="15.224cm">
          <draw:glue-point draw:id="4" svg:x="0cm" svg:y="0cm"/>
          <text:p text:style-name="P6">Sign in</text:p>
          <text:p text:style-name="P6"/>
          <text:p text:style-name="P6"><text:s text:c="34"/></text:p>
          <draw:enhanced-geometry svg:viewBox="0 0 1000 276" draw:text-areas="0 0 1000 276" draw:type="NonPrimitive" draw:enhanced-path="M 0 0 L 897 0 897 112 1000 112 1000 276 0 276 Z N M 897 0 L 1000 112 N"/>
        </draw:custom-shape>
        <draw:frame draw:style-name="gr6" draw:text-style-name="P2" draw:layer="layout" svg:width="1.905cm" svg:height="1.673cm" svg:x="23.86cm" svg:y="15.732cm">
          <draw:text-box>
            <text:p>Yes</text:p>
            <text:p/>
          </draw:text-box>
        </draw:frame>
        <draw:connector draw:style-name="gr12" draw:text-style-name="P3" draw:layer="layout" svg:x1="4.366cm" svg:y1="47.736cm" svg:x2="4.048cm" svg:y2="51.419cm" draw:start-shape="id4" draw:start-glue-point="6" draw:end-shape="id14" draw:end-glue-point="4" svg:d="M4366 47736v1842h-318v1841" svg:viewBox="0 0 319 3684">
          <text:p/>
        </draw:connector>
        <draw:custom-shape draw:name="ActivityFinalInside" draw:style-name="gr14" draw:text-style-name="P8" draw:layer="layout" svg:width="0.778cm" svg:height="0.611cm" svg:x="3.653cm" svg:y="51.807cm">
          <draw:glue-point draw:id="4" svg:x="0cm" svg:y="0cm"/>
          <text:p/>
          <draw:enhanced-geometry svg:viewBox="0 0 1000 1000" draw:type="NonPrimitive" draw:enhanced-path="U 500 500 700 700 0 360 Z N"/>
        </draw:custom-shape>
        <draw:custom-shape draw:style-name="gr15" draw:text-style-name="P9" xml:id="id14" draw:id="id14" draw:layer="layout" svg:width="1.778cm" svg:height="1.397cm" svg:x="3.159cm" svg:y="5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2:38:05.335508498</meta:creation-date>
    <dc:date>2021-12-14T07:46:44.821681840</dc:date>
    <meta:editing-duration>PT46M41S</meta:editing-duration>
    <meta:editing-cycles>7</meta:editing-cycles>
    <meta:generator>LibreOffice/6.4.7.2$Linux_X86_64 LibreOffice_project/40$Build-2</meta:generator>
    <meta:document-statistic meta:object-count="44"/>
  </office:meta>
</office:document-meta>
</file>